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ans-serif"/>
  </office:font-face-decls>
  <office:automatic-styles>
    <style:style style:name="P1" style:family="paragraph" style:parent-style-name="Text_20_body" style:list-style-name="L1">
      <style:paragraph-properties fo:margin-top="0cm" fo:margin-bottom="0.247cm" style:contextual-spacing="false"/>
    </style:style>
    <style:style style:name="P2" style:family="paragraph" style:parent-style-name="Text_20_body" style:list-style-name="L1">
      <style:paragraph-properties fo:margin-top="0cm" fo:margin-bottom="0.247cm" style:contextual-spacing="false"/>
      <style:text-properties officeooo:paragraph-rsid="00026822"/>
    </style:style>
    <style:style style:name="P3" style:family="paragraph" style:parent-style-name="Text_20_body">
      <style:paragraph-properties fo:margin-top="0cm" fo:margin-bottom="0.247cm" style:contextual-spacing="false"/>
      <style:text-properties officeooo:rsid="00026822" officeooo:paragraph-rsid="00026822"/>
    </style:style>
    <style:style style:name="P4" style:family="paragraph" style:parent-style-name="Text_20_body">
      <style:paragraph-properties fo:margin-top="0cm" fo:margin-bottom="0.247cm" style:contextual-spacing="false"/>
      <style:text-properties officeooo:paragraph-rsid="00026822"/>
    </style:style>
    <style:style style:name="T1" style:family="text">
      <style:text-properties officeooo:rsid="0002682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65517044" text:style-name="L1">
        <text:list-item>
          <text:p text:style-name="P1"><text:bookmark text:name="yui_3_17_2_1_1669228829049_40"/><text:bookmark text:name="yui_3_17_2_1_1669228829049_39"/>¿Cuál ha sido uno de los problemas de HTML?</text:p>
        </text:list-item>
      </text:list>
      <text:p text:style-name="P3">Su falta de rigurosidad, es un lenguaje que se fuerza por mostrar su contenido a pesar de los errores que pueda mostrar su documento.</text:p>
      <text:list xml:id="list132323829361907" text:continue-numbering="true" text:style-name="L1">
        <text:list-item>
          <text:p text:style-name="P1"><text:bookmark text:name="yui_3_17_2_1_1669228829049_43"/>¿Qué era un XML válido?</text:p>
        </text:list-item>
      </text:list>
      <text:p text:style-name="P4"><text:span text:style-name="T1">Es aquel que que esta bien formado y cumple los requisitos del lenguaje de marcas especifico del documento en el que se trabaja</text:span></text:p>
      <text:list xml:id="list132324059731124" text:continue-numbering="true" text:style-name="L1">
        <text:list-item>
          <text:p text:style-name="P1">¿Qué era un XML bien formado? ¿Qué relación hay entre XML bien formado y XML válido?</text:p>
        </text:list-item>
      </text:list>
      <text:p text:style-name="P3">Es aquel que cumple con las reglas sintácticas de XML. Uno valido debe ser bien formado pero uno bien formado no tiene por que ser uno valido.</text:p>
      <text:list xml:id="list132325232604872" text:continue-numbering="true" text:style-name="L1">
        <text:list-item>
          <text:p text:style-name="P1">Ultima versión de HTML</text:p>
        </text:list-item>
      </text:list>
      <text:p text:style-name="P3">Es la versión 5.2</text:p>
      <text:list xml:id="list132325083097418" text:continue-numbering="true" text:style-name="L1">
        <text:list-item>
          <text:p text:style-name="P1">Tipos de Documentos  XHTML y su función. ¿Que "header" hay que añadir para XHTML 1.0 Estricto?</text:p>
        </text:list-item>
        <text:list-item>
          <text:p text:style-name="P1">¿Qué diferencia XHTML de HTML?</text:p>
        </text:list-item>
      </text:list>
      <text:p text:style-name="P3">XHTML esta basado en XML el cual tiene unas normas mas estrictas a la hora de etiquetar. Esto hace que HTML sea mas permisivo que XHTML.</text:p>
      <text:list xml:id="list132324665642667" text:continue-numbering="true" text:style-name="L1">
        <text:list-item>
          <text:p text:style-name="P2">¿Crees que XHTML se usa hoy día?¿Cúal crees que puede ser su utilidad? Busca en google trends y comparar xhtml y html5 por ejemplo, adjunta pantallazo</text:p>
        </text:list-item>
      </text:list>
      <text:p text:style-name="P4"><text:span text:style-name="T1">Si, aun a día de hoy debe tiene una repercusión aunque en comparación con HTML5 se queda muy rezagado. Creo que es útil para trabajar conjuntamente, los lenguajes informáticos en general son algo complejo y un solo error puede pagarse caro, por eso un lenguaje estricto evitara estos problemas al trabajar con varias personas que no siempre toman las mismas decision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3T19:43:28.357000000</meta:creation-date>
    <dc:date>2022-11-24T13:23:23.087000000</dc:date>
    <meta:editing-duration>PT17H39M55S</meta:editing-duration>
    <meta:editing-cycles>1</meta:editing-cycles>
    <meta:document-statistic meta:table-count="0" meta:image-count="0" meta:object-count="0" meta:page-count="1" meta:paragraph-count="13" meta:word-count="253" meta:character-count="1377" meta:non-whitespace-character-count="1143"/>
    <meta:generator>LibreOffice/7.4.1.2$Windows_X86_64 LibreOffice_project/3c58a8f3a960df8bc8fd77b461821e42c061c5f0</meta:generator>
  </office:meta>
</office:document-meta>
</file>